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58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/>
    </style:style>
    <style:style style:name="T1" style:family="text">
      <style:text-properties fo:color="#66bb6a" loext:opacity="100%" fo:font-size="60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5.082cm" svg:height="2.618cm" svg:x="6.959cm" svg:y="1.04cm">
          <draw:text-box>
            <text:p text:style-name="P1"><text:span text:style-name="T1">Ebo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2T17:49:18.354857863</dc:date>
    <meta:editing-duration>PT22M53S</meta:editing-duration>
    <meta:editing-cycles>9</meta:editing-cycles>
    <meta:generator>LibreOffice/7.0.6.2$Linux_X86_64 LibreOffice_project/00$Build-2</meta:generator>
    <meta:document-statistic meta:object-count="1"/>
  </office:meta>
</office:document-meta>
</file>